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FML/Graphics.hpp&gt;</text:p>
      <text:p text:style-name="Standard"/>
      <text:p text:style-name="Standard">int main()</text:p>
      <text:p text:style-name="Standard">{</text:p>
      <text:p text:style-name="Standard"><text:s text:c="4"/>sf::RenderWindow window(sf::VideoMode(1200, 800), "Bounded Movement");</text:p>
      <text:p text:style-name="Standard"/>
      <text:p text:style-name="Standard"><text:s text:c="4"/>sf::Texture texture;</text:p>
      <text:p text:style-name="Standard"><text:s text:c="4"/>if (!texture.loadFromFile("player.png")) {</text:p>
      <text:p text:style-name="Standard"><text:s text:c="8"/>// Handle error if image file fails to load</text:p>
      <text:p text:style-name="Standard"><text:s text:c="8"/>return 1;</text:p>
      <text:p text:style-name="Standard"><text:s text:c="4"/>}</text:p>
      <text:p text:style-name="Standard"/>
      <text:p text:style-name="Standard"><text:s text:c="4"/>sf::Sprite player;</text:p>
      <text:p text:style-name="Standard"><text:s text:c="4"/>player.setTexture(texture);</text:p>
      <text:p text:style-name="Standard"><text:s text:c="4"/>player.setPosition(400, 300);</text:p>
      <text:p text:style-name="Standard"/>
      <text:p text:style-name="Standard"><text:s text:c="4"/>const float movementSpeedm = -0.5f;</text:p>
      <text:p text:style-name="Standard"><text:s text:c="4"/>const float movementSpeedp = 0.5f;</text:p>
      <text:p text:style-name="Standard"/>
      <text:p text:style-name="Standard"><text:s text:c="4"/>while (window.isOpen())</text:p>
      <text:p text:style-name="Standard"><text:s text:c="4"/>{</text:p>
      <text:p text:style-name="Standard"><text:s text:c="8"/>sf::Event event;</text:p>
      <text:p text:style-name="Standard"><text:s text:c="8"/>while (window.pollEvent(event))</text:p>
      <text:p text:style-name="Standard"><text:s text:c="8"/>{</text:p>
      <text:p text:style-name="Standard"><text:s text:c="12"/>if (event.type == sf::Event::Closed)</text:p>
      <text:p text:style-name="Standard"><text:s text:c="16"/>window.close();</text:p>
      <text:p text:style-name="Standard"><text:s text:c="8"/>}</text:p>
      <text:p text:style-name="Standard"/>
      <text:p text:style-name="Standard"><text:s text:c="8"/>if (sf::Keyboard::isKeyPressed(sf::Keyboard::Up) &amp;&amp; player.getPosition().y &gt; 0)</text:p>
      <text:p text:style-name="Standard"><text:s text:c="12"/>player.move(0, movementSpeedm);</text:p>
      <text:p text:style-name="Standard"><text:s text:c="8"/>if (sf::Keyboard::isKeyPressed(sf::Keyboard::Down) &amp;&amp; player.getPosition().y &lt; 400)</text:p>
      <text:p text:style-name="Standard"><text:s text:c="12"/>player.move(0, movementSpeedp);</text:p>
      <text:p text:style-name="Standard"><text:s text:c="8"/>if (sf::Keyboard::isKeyPressed(sf::Keyboard::Left) &amp;&amp; player.getPosition().x &gt; 0)</text:p>
      <text:p text:style-name="Standard"><text:s text:c="12"/>player.move(movementSpeedm, 0);</text:p>
      <text:p text:style-name="Standard"><text:s text:c="8"/>if (sf::Keyboard::isKeyPressed(sf::Keyboard::Right) &amp;&amp; player.getPosition().x &lt; 600)</text:p>
      <text:p text:style-name="Standard"><text:s text:c="12"/>player.move(movementSpeedp, 0);</text:p>
      <text:p text:style-name="Standard"/>
      <text:p text:style-name="Standard"><text:s text:c="8"/>window.clear();</text:p>
      <text:p text:style-name="Standard"><text:s text:c="8"/>window.draw(player);</text:p>
      <text:p text:style-name="Standard"><text:s text:c="8"/>window.display();</text:p>
      <text:p text:style-name="Standard"><text:s text:c="4"/>}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3$Win32 OpenOffice.org_project/4113m1$Build-9810</meta:generator>
    <dc:date>2023-05-27T22:48:28.33</dc:date>
    <meta:document-statistic meta:table-count="0" meta:image-count="0" meta:object-count="0" meta:page-count="1" meta:paragraph-count="36" meta:word-count="95" meta:character-count="1237"/>
    <dc:creator>Piotr Trusiewicz</dc:creator>
    <meta:user-defined meta:name="Info 1"/>
    <meta:user-defined meta:name="Info 2"/>
    <meta:user-defined meta:name="Info 3"/>
    <meta:user-defined meta:name="Info 4"/>
  </office:meta>
</office:document-meta>
</file>